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5])" office:value-type="float" office:value="84.83" calcext:value-type="float">
            <text:p>84,83</text:p>
          </table:table-cell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4.33" calcext:value-type="float">
            <text:p>4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8.5" calcext:value-type="float">
            <text:p>8,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6.5" calcext:value-type="float">
            <text:p>6,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0]*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[.C11]*[.E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8.75" calcext:value-type="float">
            <text:p>8,7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8.75" calcext:value-type="float">
            <text:p>8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comanie</text:p>
          </table:table-cell>
          <table:table-cell office:value-type="float" office:value="5.5" calcext:value-type="float">
            <text:p>5,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C15]*[.E15]"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ngle morning</text:p>
          </table:table-cell>
          <table:table-cell office:value-type="float" office:value="6.5" calcext:value-type="float">
            <text:p>6,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]*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9]*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4.75" calcext:value-type="float">
            <text:p>4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6.5" calcext:value-type="float">
            <text:p>6,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]*[.E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omanie</text:p>
          </table:table-cell>
          <table:table-cell office:value-type="float" office:value="5.5" calcext:value-type="float">
            <text:p>5,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C25]*[.E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.5" calcext:value-type="float">
            <text:p>10,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.5" calcext:value-type="float">
            <text:p>7,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4.5" calcext:value-type="float">
            <text:p>4,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28]*[.E28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.5" calcext:value-type="float">
            <text:p>5,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azoum </text:p>
          </table:table-cell>
          <table:table-cell office:value-type="float" office:value="4.5" calcext:value-type="float">
            <text:p>4,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0]*[.E6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1]*[.E6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2]*[.E6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3]*[.E6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4]*[.E64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8">00/00/0000</text:date>, <text:time style:data-style-name="N2" text:time-value="19:51:09.220979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3-07-08T13:24:19.141688940</dc:date>
    <meta:editing-duration>P10DT2H52M</meta:editing-duration>
    <meta:editing-cycles>20</meta:editing-cycles>
    <meta:generator>LibreOffice/5.1.6.2$Linux_X86_64 LibreOffice_project/10m0$Build-2</meta:generator>
    <meta:document-statistic meta:table-count="1" meta:cell-count="916" meta:object-count="0"/>
  </office:meta>
</office:document-meta>
</file>